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1339" officeooo:paragraph-rsid="00021339"/>
    </style:style>
    <style:style style:name="P2" style:family="paragraph" style:parent-style-name="Table_20_Contents" style:list-style-name="L1">
      <style:text-properties officeooo:rsid="00021339" officeooo:paragraph-rsid="00021339"/>
    </style:style>
    <style:style style:name="P3" style:family="paragraph" style:parent-style-name="Table_20_Contents" style:list-style-name="L2">
      <style:text-properties officeooo:rsid="00021339" officeooo:paragraph-rsid="00021339"/>
    </style:style>
    <style:style style:name="P4" style:family="paragraph" style:parent-style-name="Table_20_Contents" style:list-style-name="L3">
      <style:text-properties officeooo:rsid="00021339" officeooo:paragraph-rsid="00021339"/>
    </style:style>
    <style:style style:name="P5" style:family="paragraph" style:parent-style-name="Table_20_Contents" style:list-style-name="L4">
      <style:text-properties officeooo:rsid="00021339" officeooo:paragraph-rsid="00021339"/>
    </style:style>
    <style:style style:name="P6" style:family="paragraph" style:parent-style-name="Table_20_Contents" style:list-style-name="L1">
      <style:text-properties officeooo:paragraph-rsid="00021339"/>
    </style:style>
    <style:style style:name="P7" style:family="paragraph" style:parent-style-name="Table_20_Contents">
      <style:text-properties officeooo:paragraph-rsid="00021339"/>
    </style:style>
    <style:style style:name="P8" style:family="paragraph" style:parent-style-name="Table_20_Contents" style:list-style-name="L2"/>
    <style:style style:name="T1" style:family="text">
      <style:text-properties officeooo:rsid="00021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Pré-seleção de participantes<text:tab/> </text:p>
          </table:table-cell>
          <table:table-cell table:style-name="Tabela1.B1" office:value-type="string">
            <text:list xml:id="list597239311" text:style-name="L1">
              <text:list-item>
                <text:p text:style-name="P6"><text:span text:style-name="T1">Utiliza algum aplicativo de mensagem</text:span></text:p>
                <text:list>
                  <text:list-item>
                    <text:p text:style-name="P2">Sim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7"><text:s/><text:span text:style-name="T1">Perfil demográfico </text:span></text:p>
          </table:table-cell>
          <table:table-cell table:style-name="Tabela1.B2" office:value-type="string">
            <text:list xml:id="list321812585" text:style-name="L2">
              <text:list-item>
                <text:p text:style-name="P8"><text:s/><text:span text:style-name="T1">Idade</text:span></text:p>
                <text:list>
                  <text:list-item>
                    <text:p text:style-name="P3">23</text:p>
                  </text:list-item>
                </text:list>
              </text:list-item>
              <text:list-item>
                <text:p text:style-name="P3">Local onde mora</text:p>
                <text:list>
                  <text:list-item>
                    <text:p text:style-name="P3">Ouro Preto, Belo Horizonte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1">Aplicativos usados<text:tab/></text:p>
          </table:table-cell>
          <table:table-cell table:style-name="Tabela1.B2" office:value-type="string">
            <text:list xml:id="list998182284" text:style-name="L3">
              <text:list-item>
                <text:p text:style-name="P4">Quais aplicativos diferentes</text:p>
                <text:list>
                  <text:list-item>
                    <text:p text:style-name="P4">Whatsapp, Hangouts, Facebook messenger</text:p>
                  </text:list-item>
                </text:list>
              </text:list-item>
              <text:list-item>
                <text:p text:style-name="P4">Por que mais de um/apenas um</text:p>
                <text:list>
                  <text:list-item>
                    <text:p text:style-name="P4">Finalidades diferentes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1">Perfil de uso<text:tab/></text:p>
          </table:table-cell>
          <table:table-cell table:style-name="Tabela1.B2" office:value-type="string">
            <text:list xml:id="list2350162553" text:style-name="L4">
              <text:list-item>
                <text:p text:style-name="P5">Contexto de uso em que cada aplicativo é utilizado</text:p>
                <text:list>
                  <text:list-item>
                    <text:p text:style-name="P5">Whatsapp: Conversar com família, lazer, trabalho</text:p>
                  </text:list-item>
                  <text:list-item>
                    <text:p text:style-name="P5">Hangouts: Acadêmico</text:p>
                  </text:list-item>
                  <text:list-item>
                    <text:p text:style-name="P5">Messenger: Lazer</text:p>
                  </text:list-item>
                </text:list>
              </text:list-item>
              <text:list-item>
                <text:p text:style-name="P5">Utiliza em outros contextos?</text:p>
                <text:list>
                  <text:list-item>
                    <text:p text:style-name="P5">Não</text:p>
                  </text:list-item>
                </text:list>
              </text:list-item>
              <text:list-item>
                <text:p text:style-name="P5">Frequência de uso do aplicativo</text:p>
                <text:list>
                  <text:list-item>
                    <text:p text:style-name="P5">Whatsapp: A todo o momento</text:p>
                  </text:list-item>
                  <text:list-item>
                    <text:p text:style-name="P5">Hangouts: Diariamente</text:p>
                  </text:list-item>
                  <text:list-item>
                    <text:p text:style-name="P5">Messenger: Poucas vezes</text:p>
                  </text:list-item>
                </text:list>
              </text:list-item>
              <text:list-item>
                <text:p text:style-name="P5">Se comunica por grupos dentro deste aplicativo?</text:p>
                <text:list>
                  <text:list-item>
                    <text:p text:style-name="P5">Whatsapp: Sim</text:p>
                  </text:list-item>
                  <text:list-item>
                    <text:p text:style-name="P5">Hangouts: Utilizou apenas uma vez, mas não se comunicou fora isso</text:p>
                  </text:list-item>
                  <text:list-item>
                    <text:p text:style-name="P5">Messenger: Sim</text:p>
                  </text:list-item>
                </text:list>
              </text:list-item>
              <text:list-item>
                <text:p text:style-name="P5">Por quê?</text:p>
                <text:list>
                  <text:list-item>
                    <text:p text:style-name="P5">Whatsapp: Facilita a comunicação com várias pessoas</text:p>
                  </text:list-item>
                  <text:list-item>
                    <text:p text:style-name="P5">Hangouts: Não teve necessidade</text:p>
                  </text:list-item>
                  <text:list-item>
                    <text:p text:style-name="P5">Messenger: Lazer</text:p>
                  </text:list-item>
                </text:list>
              </text:list-item>
              <text:list-item>
                <text:p text:style-name="P5">Contexto dos grupos</text:p>
                <text:list>
                  <text:list-item>
                    <text:p text:style-name="P5">Famíliar e lazer</text:p>
                  </text:list-item>
                </text:list>
              </text:list-item>
              <text:list-item>
                <text:p text:style-name="P5">Confia na privacidade do aplicativo?</text:p>
                <text:list>
                  <text:list-item>
                    <text:p text:style-name="P5">Whatsapp: sim, mas não totalmente</text:p>
                  </text:list-item>
                  <text:list-item>
                    <text:p text:style-name="P5">Hangouts: sim, mas não totalmente, porém tem sensação de segurança maior do que o whatsapp</text:p>
                  </text:list-item>
                  <text:list-item>
                    <text:p text:style-name="P5">Messenger: sim, mas não totalmente, é o que possui menos confiança</text:p>
                  </text:list-item>
                </text:list>
              </text:list-item>
              <text:list-item>
                <text:p text:style-name="P5">Por quê?</text:p>
                <text:list>
                  <text:list-item>
                    <text:p text:style-name="P5">Apenas sensação no uso, não leu nenhuma reportagem criticando ou exaltando a privacidade</text:p>
                  </text:list-item>
                </text:list>
              </text:list-item>
              <text:list-item>
                <text:p text:style-name="P5">Em que nível, quais coisas compartilha</text:p>
                <text:list>
                  <text:list-item>
                    <text:p text:style-name="P5">Não envia senhas em nenhum dos três, mas nunca se impediu de enviar outros tipos de mensagem</text:p>
                  </text:list-item>
                </text:list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23:10.746000000</meta:creation-date>
    <dc:date>2018-04-23T09:34:12.364000000</dc:date>
    <meta:editing-duration>PT51S</meta:editing-duration>
    <meta:editing-cycles>1</meta:editing-cycles>
    <meta:document-statistic meta:table-count="1" meta:image-count="0" meta:object-count="0" meta:page-count="2" meta:paragraph-count="42" meta:word-count="234" meta:character-count="1320" meta:non-whitespace-character-count="1159"/>
    <meta:generator>LibreOffice/5.3.3.2$Windows_x86 LibreOffice_project/3d9a8b4b4e538a85e0782bd6c2d430bafe583448</meta:generator>
  </office:meta>
</office:document-meta>
</file>